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size="48pt" style:font-size-asian="48pt" style:font-size-complex="48pt"/>
    </style:style>
    <style:style style:name="P2" style:parent-style-name="Standard" style:family="paragraph">
      <style:paragraph-properties fo:text-align="center"/>
      <style:text-properties style:font-name="Arial" fo:font-size="36pt" style:font-size-asian="36pt" style:font-size-complex="36pt"/>
    </style:style>
    <style:style style:name="P3" style:parent-style-name="Standard" style:family="paragraph">
      <style:paragraph-properties fo:text-align="center"/>
      <style:text-properties style:font-name="Arial"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5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6" style:parent-style-name="Listenabsatz" style:list-style-name="LFO1" style:family="paragraph">
      <style:text-properties style:font-name="Arial" fo:font-size="24pt" style:font-size-asian="24pt" style:font-size-complex="24pt"/>
    </style:style>
    <style:style style:name="P7" style:parent-style-name="Listenabsatz" style:list-style-name="LFO1" style:family="paragraph">
      <style:text-properties style:font-name="Arial" fo:font-size="24pt" style:font-size-asian="24pt" style:font-size-complex="24pt"/>
    </style:style>
    <style:style style:name="P8" style:parent-style-name="Listenabsatz" style:list-style-name="LFO1" style:family="paragraph">
      <style:text-properties style:font-name="Arial" fo:font-size="24pt" style:font-size-asian="24pt" style:font-size-complex="24pt"/>
    </style:style>
    <style:style style:name="P9" style:parent-style-name="Listenabsatz" style:list-style-name="LFO1" style:family="paragraph">
      <style:text-properties style:font-name="Arial" fo:font-size="24pt" style:font-size-asian="24pt" style:font-size-complex="24pt"/>
    </style:style>
    <style:style style:name="P10" style:parent-style-name="Listenabsatz" style:list-style-name="LFO1" style:family="paragraph">
      <style:text-properties style:font-name="Arial"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2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3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4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5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6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7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8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P19" style:parent-style-name="Standard" style:family="paragraph">
      <style:paragraph-properties fo:text-align="center"/>
    </style:style>
    <style:style style:name="T20" style:parent-style-name="Absatz-Standardschriftart" style:family="text">
      <style:text-properties style:font-name="Arial" fo:font-size="24pt" style:font-size-asian="24pt" style:font-size-complex="24pt"/>
    </style:style>
    <style:style style:name="T21" style:parent-style-name="Absatz-Standardschriftart" style:family="text">
      <style:text-properties style:font-name="Arial" fo:font-size="24pt" style:font-size-asian="24pt" style:font-size-complex="24pt"/>
    </style:style>
  </office:automatic-styles>
  <office:body>
    <office:text text:use-soft-page-breaks="true">
      <text:p text:style-name="P1">Projekt: Lessoner</text:p>
      <text:p text:style-name="P2">Ein Interaktiver Stundenplan</text:p>
      <text:p text:style-name="P3"/>
      <text:p text:style-name="P4">Ein Online Stundenplan mit diversen Funktionen:</text:p>
      <text:p text:style-name="P5"/>
      <text:list text:style-name="LFO1" text:continue-numbering="true">
        <text:list-item>
          <text:p text:style-name="P6">Hochladen von Hausaufgaben und Informationen<text:s/></text:p>
        </text:list-item>
        <text:list-item>
          <text:p text:style-name="P7">Profilen für Schüler und Lehrern</text:p>
        </text:list-item>
        <text:list-item>
          <text:p text:style-name="P8">Rechtevergabe</text:p>
        </text:list-item>
        <text:list-item>
          <text:p text:style-name="P9">Stundenplanerstellung und Bearbeitung</text:p>
        </text:list-item>
        <text:list-item>
          <text:p text:style-name="P10">Stundenmarkierung (Stundenentfall, Vertretung...)</text:p>
        </text:list-item>
      </text:list>
      <text:p text:style-name="P11"/>
      <text:p text:style-name="P12"/>
      <text:p text:style-name="P13">Erstellt in ASP.net (Sprache: C#), HTML und Javascript</text:p>
      <text:p text:style-name="P14"/>
      <text:p text:style-name="P15">Benötigt wird:</text:p>
      <text:p text:style-name="P16">Visual Studio 2013, MySQL und IIS (Internet Information Server)</text:p>
      <text:p text:style-name="P17"/>
      <text:p text:style-name="P18">Von<text:s/></text:p>
      <text:p text:style-name="P19"><text:span text:style-name="T20">Florian Für</text:span><text:span text:style-name="T21">stenberg und Pascal Gönnewich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scal Gönnewicht</dc:creator>
    <meta:creation-date>2014-02-14T17:15:00Z</meta:creation-date>
    <dc:date>2014-02-15T07:29:00Z</dc:date>
    <meta:print-date>2014-02-15T07:28:00Z</meta:print-date>
    <meta:template xlink:href="Normal.dotm" xlink:type="simple"/>
    <meta:editing-cycles>7</meta:editing-cycles>
    <meta:editing-duration>PT0S</meta:editing-duration>
    <meta:document-statistic meta:page-count="1" meta:paragraph-count="1" meta:word-count="63" meta:character-count="462" meta:row-count="3" meta:non-whitespace-character-count="400"/>
  </office:meta>
</office:document-meta>
</file>